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3.0917in"/>
    </style:style>
    <style:style style:name="co5" style:family="table-column">
      <style:table-column-properties fo:break-before="auto" style:column-width="3.6717in"/>
    </style:style>
    <style:style style:name="co6" style:family="table-column">
      <style:table-column-properties fo:break-before="auto" style:column-width="1.5654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9"/>
        <table:table-column table:style-name="co5" table:default-cell-style-name="ce39"/>
        <table:table-column table:style-name="co6" table:default-cell-style-name="ce33"/>
        <table:table-column table:style-name="co7" table:default-cell-style-name="ce33"/>
        <table:table-column table:style-name="co8" table:default-cell-style-name="ce33"/>
        <table:table-column table:style-name="co9" table:default-cell-style-name="ce25"/>
        <table:table-column table:style-name="co10" table:default-cell-style-name="ce39"/>
        <table:table-column table:style-name="co8"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6- <text:s/>January 21)</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3 – February 19)</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elayed</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office:value-type="float" office:value="4" calcext:value-type="float">
            <text:p>4</text:p>
          </table:table-cell>
          <table:table-cell office:value-type="float" office:value="1.3" calcext:value-type="float">
            <text:p>1.3</text:p>
          </table:table-cell>
          <table:table-cell table:style-name="ce30" table:content-validation-name="val2" office:value-type="string" calcext:value-type="string">
            <text:p>Ongoing</text:p>
          </table:table-cell>
          <table:table-cell/>
          <table:table-cell table:style-name="ce37" table:formula="of:=IF(OR([.D50]=&quot;&quot;;[.E50]=&quot;&quot;);&quot;&quot;;[.D50]-[.E50])" office:value-type="float" office:value="2.7" calcext:value-type="float">
            <text:p>2.7</text:p>
          </table:table-cell>
          <table:table-cell table:style-name="ce37" table:formula="of:=IF(OR([.H50]=&quot;&quot;;[.E50]=0);&quot;&quot;;ABS([.H50])/[.E50]*100)" office:value-type="float" office:value="207.692307692308" calcext:value-type="float">
            <text:p>207.692307692308</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53]=&quot;&quot;;[.E53]=&quot;&quot;);&quot;&quot;;[.D53]-[.E53])" office:value-type="float" office:value="0" calcext:value-type="float">
            <text:p>0</text:p>
          </table:table-cell>
          <table:table-cell table:style-name="ce37" table:formula="of:=IF(OR([.H53]=&quot;&quot;;[.E53]=0);&quot;&quot;;ABS([.H53])/[.E53]*100)" office:value-type="float" office:value="0" calcext:value-type="float">
            <text:p>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Review schemas</text:p>
          </table:table-cell>
          <table:table-cell table:style-name="ce15" table:content-validation-name="val1" office:value-type="string" calcext:value-type="string">
            <text:p>Design</text:p>
          </table:table-cell>
          <table:table-cell office:value-type="string" calcext:value-type="string">
            <text:p>Gautam, Saubhanik</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55]=&quot;&quot;;[.E55]=&quot;&quot;);&quot;&quot;;[.D55]-[.E55])" office:value-type="float" office:value="0" calcext:value-type="float">
            <text:p>0</text:p>
          </table:table-cell>
          <table:table-cell table:style-name="ce37" table:formula="of:=IF(OR([.H55]=&quot;&quot;;[.E55]=0);&quot;&quot;;ABS([.H55])/[.E55]*100)" office:value-type="float" office:value="0" calcext:value-type="float">
            <text:p>0</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style-name="ce7" office:value-type="string" calcext:value-type="string">
            <text:p>Week 6 (February 20 – February 26)</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style-name="ce7" office:value-type="string" calcext:value-type="string">
            <text:p>Week 7 (February 27 – March 4)</text:p>
          </table:table-cell>
          <table:table-cell table:style-name="ce7" table:number-columns-repeated="5"/>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5]=&quot;&quot;;[.E65]=&quot;&quot;);&quot;&quot;;[.D65]-[.E65])" office:value-type="float" office:value="0" calcext:value-type="float">
            <text:p>0</text:p>
          </table:table-cell>
          <table:table-cell table:style-name="ce37" table:formula="of:=IF(OR([.H65]=&quot;&quot;;[.E65]=0);&quot;&quot;;ABS([.H65])/[.E65]*100)" office:value-type="float" office:value="0" calcext:value-type="float">
            <text:p>0</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8]=&quot;&quot;;[.E69]=0);&quot;&quot;;ABS([.H68])/[.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0]=&quot;&quot;;[.E71]=0);&quot;&quot;;ABS([.H70])/[.E71]*100)">
            <text:p/>
          </table:table-cell>
          <table:table-cell table:number-columns-repeated="1015"/>
        </table:table-row>
        <table:table-row table:style-name="ro9">
          <table:table-cell table:style-name="ce7" office:value-type="string" calcext:value-type="string">
            <text:p>Week 8 (March 5 – March 11)</text:p>
          </table:table-cell>
          <table:table-cell table:style-name="ce7" table:number-columns-repeated="5"/>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Ongoing</text:p>
          </table:table-cell>
          <table:table-cell/>
          <table:table-cell table:style-name="ce37" table:formula="of:=IF(OR([.D73]=&quot;&quot;;[.E73]=&quot;&quot;);&quot;&quot;;[.D73]-[.E73])">
            <text:p/>
          </table:table-cell>
          <table:table-cell table:style-name="ce37" table:formula="of:=IF(OR([.H72]=&quot;&quot;;[.E73]=0);&quot;&quot;;ABS([.H72])/[.E73]*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4]=&quot;&quot;;[.E75]=0);&quot;&quot;;ABS([.H74])/[.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5]=&quot;&quot;;[.E76]=0);&quot;&quot;;ABS([.H75])/[.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6]=&quot;&quot;;[.E77]=0);&quot;&quot;;ABS([.H76])/[.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7]=&quot;&quot;;[.E78]=0);&quot;&quot;;ABS([.H77])/[.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8]=&quot;&quot;;[.E79]=0);&quot;&quot;;ABS([.H78])/[.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79]=&quot;&quot;;[.E80]=0);&quot;&quot;;ABS([.H79])/[.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2]=&quot;&quot;;[.E83]=0);&quot;&quot;;ABS([.H82])/[.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4]=&quot;&quot;;[.E85]=0);&quot;&quot;;ABS([.H84])/[.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5]=&quot;&quot;;[.E86]=0);&quot;&quot;;ABS([.H85])/[.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6]=&quot;&quot;;[.E87]=0);&quot;&quot;;ABS([.H86])/[.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7]=&quot;&quot;;[.E88]=0);&quot;&quot;;ABS([.H87])/[.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0]=&quot;&quot;;[.E91]=0);&quot;&quot;;ABS([.H90])/[.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1]=&quot;&quot;;[.E92]=0);&quot;&quot;;ABS([.H91])/[.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2]=&quot;&quot;;[.E93]=0);&quot;&quot;;ABS([.H92])/[.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3]=&quot;&quot;;[.E94]=0);&quot;&quot;;ABS([.H93])/[.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4]=&quot;&quot;;[.E95]=0);&quot;&quot;;ABS([.H94])/[.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6]=&quot;&quot;;[.E97]=0);&quot;&quot;;ABS([.H96])/[.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0">
          <table:table-cell table:number-columns-repeated="1024"/>
        </table:table-row>
        <table:table-row table:style-name="ro12">
          <table:table-cell table:number-columns-repeated="1024"/>
        </table:table-row>
        <calcext:conditional-formats>
          <calcext:conditional-format calcext:target-range-address="Status.F72:Status.F65515 Status.F33:Status.F34 Status.F29:Status.F31 Status.F5:Status.F27 Status.F36:Status.F46 Status.F48:Status.F56 Status.F58:Status.F63 Status.F65:Status.F70">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9P0" style:volatile="true" number:language="en" number:country="US">
      <number:currency-symbol/>
      <number:number number:decimal-places="2" number:min-decimal-places="2" number:min-integer-digits="1" number:grouping="true"/>
      <number:text> _)</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_)</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date-style style:name="N10136"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currency-style style:name="N10134P0" style:volatile="true" number:language="en" number:country="US">
      <number:currency-symbol/>
      <number:number number:decimal-places="0" number:min-decimal-places="0" number:min-integer-digits="1" number:grouping="true"/>
      <number:text> _)</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date-style style:name="N10133" number:language="en" number:country="US">
      <number:day/>
      <number:text>-</number:text>
      <number:month number:textual="true"/>
    </number:date-style>
    <number:currency-style style:name="N10132P0" style:volatile="true" number:language="en" number:country="US">
      <number:currency-symbol/>
      <number:number number:decimal-places="0" number:min-decimal-places="0" number:min-integer-digits="1" number:grouping="true"/>
      <number:text> _)</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date-style style:name="N10130"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ime-style>
    <number:date-style style:name="N10125" number:language="en" number:country="US">
      <number:month/>
      <number:text>/</number:text>
      <number:day/>
      <number:text>/</number:text>
      <number:year number:style="long"/>
      <number:text> </number:text>
      <number:hours/>
      <number:text>:</number:text>
      <number:minutes number:style="long"/>
    </number:date-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6">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6">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6">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06T19:41:26.800346030</dc:date>
    <meta:print-date>2003-11-22T00:06:36</meta:print-date>
    <meta:editing-cycles>24</meta:editing-cycles>
    <meta:editing-duration>P4DT8H22M57S</meta:editing-duration>
    <meta:generator>LibreOffice/7.3.7.2$Linux_X86_64 LibreOffice_project/30$Build-2</meta:generator>
    <meta:document-statistic meta:table-count="2" meta:cell-count="738" meta:object-count="0"/>
  </office:meta>
</office:document-meta>
</file>